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fo:language="ru" fo:country="RU" style:font-name-asian="Times New Roman1" style:font-name-complex="Times New Roman1"/>
    </style:style>
    <style:style style:name="T2" style:family="text">
      <style:text-properties style:font-name="Times New Roman" fo:language="ru" fo:country="RU" fo:font-weight="normal" style:font-weight-asian="normal" style:font-weight-complex="normal"/>
    </style:style>
    <style:style style:name="T3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style:font-name-asian="Times New Roman1" style:font-name-complex="Times New Roman1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7" style:family="text">
      <style:text-properties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2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5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41cm" svg:height="0.741cm" draw:z-index="0"><draw:image xlink:href="../../odt/images/0046.png" xlink:type="simple" xlink:show="embed" xlink:actuate="onLoad"/></draw:frame></text:p>
          </table:table-cell>
          <table:table-cell table:style-name="Table1.B1" office:value-type="string">
            <text:h text:style-name="P4" text:outline-level="1">Гиперболическая функци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9">Cи</text:span> <text:span text:style-name="T19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799cm" svg:height="1.51cm" draw:z-index="1"><draw:image xlink:href="../../odt/images/0046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10">векторизован</text:span><text:span text:style-name="T9">, </text:span>возвращает выходное значение, вычисленное по формуле:</text:p>
            <text:p text:style-name="P6"><draw:frame draw:style-name="fr3" draw:name="Объект1" text:anchor-type="as-char" svg:width="3.074cm" svg:height="1.18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5">где <draw:frame draw:style-name="fr3" draw:name="Объект2" text:anchor-type="as-char" svg:width="1.219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коэффициент усиления и «добавка» к знаменателю;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дно<text:span text:style-name="T9">й и выходной сигналы</text:span>.</text:p>
            <text:p text:style-name="P5"><text:span text:style-name="T18">Свойства</text:span>:</text:p>
            <text:list xml:id="list6302347059299515718" text:style-name="L1">
              <text:list-item>
                <text:p text:style-name="P7"><text:span text:style-name="T11">Числитель</text:span><text:span text:style-name="T25"> – коэффициент</text:span><text:span text:style-name="T25"><draw:frame draw:style-name="fr3" draw:name="Объект4" text:anchor-type="as-char" svg:width="0.485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5">.</text:span></text:p>
              </text:list-item>
              <text:list-item>
                <text:p text:style-name="P7"><text:span text:style-name="T25">Минимальное значение знаменателя – коэффициент</text:span><text:span text:style-name="T25"><draw:frame draw:style-name="fr3" draw:name="Объект6" text:anchor-type="as-char" svg:width="0.439cm" svg:height="0.2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5">.</text:span></text:p>
              </text:list-item>
            </text:list>
            <text:p text:style-name="P5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5"><text:span text:style-name="T18">Примечания</text:span>:</text:p>
            <text:list xml:id="list2785816963957755093" text:style-name="L2">
              <text:list-item>
                <text:p text:style-name="P8"><text:span text:style-name="T12">По умолчанию данный блок реализует гиперболическое преобразование входного сигнала (скалярного или векторного) с коэффициентами</text:span><text:span text:style-name="T12"><draw:frame draw:style-name="fr3" draw:name="Object3" text:anchor-type="as-char" svg:width="3.074cm" svg:height="0.617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2">.</text:span></text:p>
              </text:list-item>
              <text:list-item>
                <text:p text:style-name="P9"><text:span text:style-name="T20">Именованные свойства </text:span><text:span text:style-name="T15">могут быть заданы </text:span><text:span text:style-name="T20">как </text:span><text:span text:style-name="T23">локальные</text:span><text:span text:style-name="T20"> переменные модели (или субмодели) во вкладке </text:span><text:span text:style-name="T23">Параметры,</text:span><text:span text:style-name="T20"> как </text:span><text:span text:style-name="T23">глобальные</text:span><text:span text:style-name="T20"> сигналы проекта при помощи пункта главного меню </text:span><text:span text:style-name="T13">Сервис</text:span><text:span text:style-name="T20"> </text:span><text:span text:style-name="T21">→</text:span><text:span text:style-name="T22"> </text:span><text:span text:style-name="T24">Сигналы,</text:span><text:span text:style-name="T20"> </text:span><text:span text:style-name="T15">или как </text:span><text:span text:style-name="T13">внешние</text:span><text:span text:style-name="T1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ая функция</dc:title>
    <dc:date>2014-11-29T01:19:59.43</dc:date>
    <meta:generator>OpenOffice/4.1.1$Win32 OpenOffice.org_project/411m6$Build-9775</meta:generator>
    <meta:editing-duration>PT2H22M22S</meta:editing-duration>
    <meta:editing-cycles>139</meta:editing-cycles>
    <meta:document-statistic meta:table-count="1" meta:image-count="2" meta:object-count="6" meta:page-count="1" meta:paragraph-count="16" meta:word-count="119" meta:character-count="843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row>
            <mi>k</mi>
          </mrow>
          <mrow>
            <mrow>
              <mo stretchy="false">ϵ</mo>
              <mo stretchy="false">+</mo>
              <mi>x</mi>
            </mrow>
            <mrow>
              <mo stretchy="false">(</mo>
              <mrow>
                <mi>t</mi>
              </mrow>
              <mo stretchy="false">)</mo>
            </mrow>
          </mrow>
        </mfrac>
      </mrow>
    </mrow>
    <annotation encoding="StarMath 5.0">y(t) = {k} over {%epsilon + x(t)}</annotation>
  </semantics>
</math>
</file>

<file path=Object 2/content.xml><?xml version="1.0" encoding="utf-8"?>
<math xmlns="http://www.w3.org/1998/Math/MathML">
  <semantics>
    <mrow>
      <mi>k</mi>
      <mi>,</mi>
      <mi/>
      <mo stretchy="false">ϵ</mo>
    </mrow>
    <annotation encoding="StarMath 5.0">k,~%epsilon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6/content.xml><?xml version="1.0" encoding="utf-8"?>
<math xmlns="http://www.w3.org/1998/Math/MathML">
  <semantics>
    <mrow>
      <mrow>
        <mi>k</mi>
        <mo stretchy="false">=</mo>
        <mn>1,</mn>
      </mrow>
      <mi/>
      <mrow>
        <mo stretchy="false">ϵ</mo>
        <mo stretchy="false">=</mo>
        <msup>
          <mn>10</mn>
          <mrow>
            <mrow>
              <mo stretchy="false">−</mo>
              <mn>5</mn>
            </mrow>
          </mrow>
        </msup>
      </mrow>
    </mrow>
    <annotation encoding="StarMath 5.0">k=1,~%epsilon=10^{-5}</annotation>
  </semantics>
</math>
</file>